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A65D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#3333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333333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#999999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DDDDD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DDDDD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EEEEEE"/>
      <style:text-properties fo:font-style="italic" style:font-style-asian="italic" style:font-style-complex="italic"/>
    </style:style>
    <style:style style:name="ce14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A65D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color="#00A65D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DDDDDD"/>
      <style:text-properties fo:font-style="italic" style:font-style-asian="italic" style:font-style-complex="italic"/>
    </style:style>
    <style:style style:name="ce20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333333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333333" style:repeat-content="fals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333333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6.6952083333333cm"/>
    </style:style>
    <style:style style:name="co3" style:family="table-column">
      <style:table-column-properties fo:break-before="auto" style:column-width="15.001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20.4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89.25pt" style:use-optimal-row-height="true" fo:break-before="auto"/>
    </style:style>
    <style:style style:name="ro11" style:family="table-row">
      <style:table-row-properties style:row-height="114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71.25pt" style:use-optimal-row-height="true" fo:break-before="auto"/>
    </style:style>
    <style:style style:name="ro1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7"/>
        <table:table-column table:style-name="co3" table:default-cell-style-name="ce17"/>
        <table:table-column table:style-name="co4" table:default-cell-style-name="ce4"/>
        <table:table-column table:style-name="co5" table:number-columns-repeated="1020" table:default-cell-style-name="ce17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21">
            <text:p>Orinoco</text:p>
            <text:p>Plan de tests du premier MVP</text:p>
          </table:table-cell>
          <table:covered-table-cell table:number-columns-repeated="3"/>
          <table:table-cell table:number-columns-repeated="16380" table:style-name="ce2"/>
        </table:table-row>
        <table:table-row table:style-name="ro2">
          <table:table-cell office:value-type="string" table:number-columns-spanned="2" table:number-rows-spanned="1" table:style-name="ce22">
            <text:p>Réalisé par : Jonathan Palacios</text:p>
          </table:table-cell>
          <table:covered-table-cell/>
          <table:table-cell office:value-type="string" table:number-columns-spanned="2" table:number-rows-spanned="1" table:style-name="ce23">
            <text:p>Date : 25/08/2021</text:p>
          </table:table-cell>
          <table:covered-table-cell/>
          <table:table-cell table:number-columns-repeated="16380" table:style-name="ce2"/>
        </table:table-row>
        <table:table-row table:style-name="ro3">
          <table:table-cell table:style-name="ce3"/>
          <table:table-cell table:number-columns-repeated="2" table:style-name="ce2"/>
          <table:table-cell table:style-name="ce4"/>
          <table:table-cell table:number-columns-repeated="16380" table:style-name="ce2"/>
        </table:table-row>
        <table:table-row table:style-name="ro4">
          <table:table-cell table:style-name="ce5"/>
          <table:table-cell table:number-columns-repeated="2" table:style-name="ce2"/>
          <table:table-cell table:style-name="ce4"/>
          <table:table-cell table:number-columns-repeated="16380" table:style-name="ce2"/>
        </table:table-row>
        <table:table-row table:style-name="ro5">
          <table:table-cell office:value-type="string" table:style-name="ce6">
            <text:p>#</text:p>
          </table:table-cell>
          <table:table-cell office:value-type="string" table:style-name="ce7">
            <text:p>Test effectué</text:p>
          </table:table-cell>
          <table:table-cell office:value-type="string" table:style-name="ce7">
            <text:p>Résultats attendus</text:p>
          </table:table-cell>
          <table:table-cell office:value-type="string" table:style-name="ce7">
            <text:p>Validé</text:p>
          </table:table-cell>
          <table:table-cell table:number-columns-repeated="16380" table:style-name="ce8"/>
        </table:table-row>
        <table:table-row table:style-name="ro6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4">
            <text:p>Page d’accueil : index.html</text:p>
          </table:table-cell>
          <table:covered-table-cell table:number-columns-repeated="2"/>
          <table:table-cell table:number-columns-repeated="16380" table:style-name="ce8"/>
        </table:table-row>
        <table:table-row table:style-name="ro3">
          <table:table-cell office:value-type="string" table:style-name="ce10">
            <text:p>1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7">
          <table:table-cell office:value-type="string" table:style-name="ce14">
            <text:p>1.1.1</text:p>
          </table:table-cell>
          <table:table-cell office:value-type="string" table:style-name="ce15">
            <text:p>Ouverture page d’accueil sur desktop</text:p>
          </table:table-cell>
          <table:table-cell office:value-type="string" table:style-name="ce25">
            <text:p><text:s/>- La page d’accueil apparaît</text:p>
            <text:p>- Tous les articles de la base de donné sont 9:9:9 A1:D82photo, nom, et prix</text:p>
            <text:p><text:span text:style-name="T2">- Bannière d’accueil prend toute la taille de l’affichage</text:span></text:p>
            <text:p>- Test à réaliser sur Firefox et Chrom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/>
        </table:table-row>
        <table:table-row table:style-name="ro8">
          <table:table-cell office:value-type="string" table:style-name="ce14">
            <text:p>1.1.2</text:p>
          </table:table-cell>
          <table:table-cell office:value-type="string" table:style-name="ce15">
            <text:p>Ouverture de la page d’accueil, avec le backend qui ne fonctionne pas (test effectué en renseignant une url de l’api incorrecte)</text:p>
          </table:table-cell>
          <table:table-cell office:value-type="string" table:style-name="ce15">
            <text:p>Un message d’erreur s’affiche à la place de la liste des produits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1.2</text:p>
          </table:table-cell>
          <table:table-cell office:value-type="string" table:style-name="ce11">
            <text:p>Éléments cliquables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8">
          <table:table-cell office:value-type="string" table:style-name="ce14">
            <text:p>1.2.1</text:p>
          </table:table-cell>
          <table:table-cell office:value-type="string" table:style-name="ce15">
            <text:p>Clic sur une carte produit</text:p>
          </table:table-cell>
          <table:table-cell office:value-type="string" table:style-name="ce15">
            <text:p>- L'id du produit est transmis par l'url</text:p>
            <text:p>- La page du produit cliqué est affich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1.3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4">
          <table:table-cell office:value-type="string" table:style-name="ce14">
            <text:p>1.3.1</text:p>
          </table:table-cell>
          <table:table-cell office:value-type="string" table:style-name="ce15">
            <text:p>Clic sur le logo Orinoco</text:p>
          </table:table-cell>
          <table:table-cell office:value-type="string" table:style-name="ce15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1.3.1</text:p>
          </table:table-cell>
          <table:table-cell office:value-type="string" table:style-name="ce15">
            <text:p>Clic sur le logo du panier</text:p>
          </table:table-cell>
          <table:table-cell office:value-type="string" table:style-name="ce15">
            <text:p>Page du pânier est chargé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1.4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4">
          <table:table-cell office:value-type="string" table:style-name="ce14">
            <text:p>1.4.1</text:p>
          </table:table-cell>
          <table:table-cell office:value-type="string" table:style-name="ce15">
            <text:p>Clic sur les liens du footer</text:p>
          </table:table-cell>
          <table:table-cell office:value-type="string" table:style-name="ce15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6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4">
            <text:p>Page Produit : product.html</text:p>
          </table:table-cell>
          <table:covered-table-cell table:number-columns-repeated="2"/>
          <table:table-cell table:number-columns-repeated="16380" table:style-name="ce8"/>
        </table:table-row>
        <table:table-row table:style-name="ro3">
          <table:table-cell office:value-type="string" table:style-name="ce10">
            <text:p>2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10">
          <table:table-cell office:value-type="string" table:style-name="ce14">
            <text:p>2.1.1</text:p>
          </table:table-cell>
          <table:table-cell office:value-type="string" table:style-name="ce15">
            <text:p>Ouverture de la page produit sur desktop</text:p>
          </table:table-cell>
          <table:table-cell office:value-type="string" table:style-name="ce15">
            <text:p><text:span text:style-name="T2">- La page produit apparaît</text:span><text:span text:style-name="T2"/></text:p>
            <text:p><text:span text:style-name="T2">- Toutes les information du produit demandé sont affichées :</text:span><text:span text:style-name="T2"/></text:p>
            <text:p><text:span text:style-name="T2">- Photo</text:span><text:span text:style-name="T2"/></text:p>
            <text:p><text:span text:style-name="T2">- Nom</text:span><text:span text:style-name="T2"/></text:p>
            <text:p><text:span text:style-name="T2">- Description</text:span><text:span text:style-name="T2"/></text:p>
            <text:p><text:span text:style-name="T2">- Prix</text:span><text:span text:style-name="T2"/></text:p>
            <text:p><text:span text:style-name="T2">- Les différentes options de ce produit sont affichés dans une liste déroulante</text:span></text:p>
          </table:table-cell>
          <table:table-cell office:value-type="string" table:style-name="ce16">
            <text:p>ok<text:s/>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2.2</text:p>
          </table:table-cell>
          <table:table-cell office:value-type="string" table:style-name="ce11">
            <text:p>Retour à l’accueil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4">
          <table:table-cell office:value-type="string" table:style-name="ce14">
            <text:p>2.2.1</text:p>
          </table:table-cell>
          <table:table-cell office:value-type="string" table:style-name="ce15">
            <text:p>Clic sur le bouton « retour à l’accueil »</text:p>
          </table:table-cell>
          <table:table-cell office:value-type="string" table:style-name="ce15">
            <text:p>La page d’accueil est affich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2.3</text:p>
          </table:table-cell>
          <table:table-cell office:value-type="string" table:style-name="ce11">
            <text:p>Ajout au panier</text:p>
          </table:table-cell>
          <table:table-cell table:style-name="ce11"/>
          <table:table-cell table:style-name="ce12"/>
          <table:table-cell table:number-columns-repeated="16380" table:style-name="ce13"/>
        </table:table-row>
        <table:table-row table:style-name="ro8">
          <table:table-cell office:value-type="string" table:style-name="ce14">
            <text:p>2.3.1</text:p>
          </table:table-cell>
          <table:table-cell office:value-type="string" table:style-name="ce15">
            <text:p>Clic sur le bouton « Ajouter au panier », avec les informations saisies par l’utilisateur correctes (objectif dans la liste déroulante, et quantité entre 1 et 10)</text:p>
          </table:table-cell>
          <table:table-cell office:value-type="string" table:style-name="ce25">
            <text:p><text:s/>- L’article correspondant est ajouté au panier avec la bonne quantité</text:p>
            <text:p/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8">
          <table:table-cell office:value-type="string" table:style-name="ce14">
            <text:p>2.3.3</text:p>
          </table:table-cell>
          <table:table-cell office:value-type="string" table:style-name="ce15">
            <text:p>Clic sur le bouton « ajouter au panier », avec déjà le même article et la même option déjà présente dans le panier</text:p>
          </table:table-cell>
          <table:table-cell office:value-type="string" table:style-name="ce25">
            <text:p>- La quantité du couple produit/option est mise à jour dans le panier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2.4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2.4.1</text:p>
          </table:table-cell>
          <table:table-cell office:value-type="string" table:style-name="ce15">
            <text:p><text:span text:style-name="T2">Au chargement de la page, s</text:span>i le panier est vide,</text:p>
          </table:table-cell>
          <table:table-cell office:value-type="string" table:style-name="ce15">
            <text:p>Le logo de panier est affiché sans pastille color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2.4.2</text:p>
          </table:table-cell>
          <table:table-cell office:value-type="string" table:style-name="ce15">
            <text:p>Clic sur le logo Orinoco</text:p>
          </table:table-cell>
          <table:table-cell office:value-type="string" table:style-name="ce15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2.4.3</text:p>
          </table:table-cell>
          <table:table-cell office:value-type="string" table:style-name="ce15">
            <text:p>Clic sur le logo du panier</text:p>
          </table:table-cell>
          <table:table-cell office:value-type="string" table:style-name="ce15">
            <text:p>Page du panier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2.5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2.5.1</text:p>
          </table:table-cell>
          <table:table-cell office:value-type="string" table:style-name="ce15">
            <text:p>Clic sur les liens du footer</text:p>
          </table:table-cell>
          <table:table-cell office:value-type="string" table:style-name="ce15">
            <text:p>Liens non fonctionnels dans ce premier MVP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9">
            <text:p>3</text:p>
          </table:table-cell>
          <table:table-cell office:value-type="string" table:number-columns-spanned="3" table:number-rows-spanned="1" table:style-name="ce24">
            <text:p>Page Panier et finalisation de commande : cart.html</text:p>
          </table:table-cell>
          <table:covered-table-cell table:number-columns-repeated="2"/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8"/>
          <table:table-cell table:number-columns-repeated="1020" table:style-name="ce17"/>
          <table:table-cell table:number-columns-repeated="15360" table:style-name="ce1"/>
        </table:table-row>
        <table:table-row table:style-name="ro11">
          <table:table-cell office:value-type="string" table:style-name="ce14">
            <text:p>3.1.1</text:p>
          </table:table-cell>
          <table:table-cell office:value-type="string" table:style-name="ce15">
            <text:p>Ouverture de la page panier sur desktop</text:p>
          </table:table-cell>
          <table:table-cell office:value-type="string" table:style-name="ce25">
            <text:p><text:s/>- La page panier apparait</text:p>
            <text:p>- Tous les produits du panier s’affichent , avec à chaque ligne :</text:p>
            <text:p>- le nom du produit</text:p>
            <text:p>- l’option choisie</text:p>
            <text:p>- la quantité de cet article</text:p>
            <text:p>- le prix total de l’article (prix unitaire x quantité)</text:p>
            <text:p>- Le prix total de la commande est affiché en bas du tableau</text:p>
            <text:p>- Le formulaire de coordonnées apparaît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8">
          <table:table-cell office:value-type="string" table:style-name="ce14">
            <text:p>3.1.2</text:p>
          </table:table-cell>
          <table:table-cell office:value-type="string" table:style-name="ce15">
            <text:p>Ouverture de la page panier, avec AUCUN produit dans le panier</text:p>
          </table:table-cell>
          <table:table-cell office:value-type="string" table:style-name="ce15">
            <text:p>- Le message « Votre panier est vide » s’affiche à la place du tableau de produits</text:p>
            <text:p>- Le bouton « Passer la commande » est désactivé et grisé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2</text:p>
          </table:table-cell>
          <table:table-cell office:value-type="string" table:style-name="ce11">
            <text:p>Suppression de 1 article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7">
          <table:table-cell office:value-type="string" table:style-name="ce14">
            <text:p>3.2.1</text:p>
          </table:table-cell>
          <table:table-cell office:value-type="string" table:style-name="ce15">
            <text:p>Clic sur le bouton de suppression de 1 article</text:p>
          </table:table-cell>
          <table:table-cell office:value-type="string" table:style-name="ce15">
            <text:p>- L'article correspondant est suprimé du panier</text:p>
            <text:p>- Dans le tableau de produit, la ligne correspondant à l’article est supprimée</text:p>
            <text:p>- Dans le header, la pastille colorée indiquant le nombre d’article est mise à jour</text:p>
            <text:p>- Le montant total de la commande est mise à jour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3</text:p>
          </table:table-cell>
          <table:table-cell office:value-type="string" table:style-name="ce11">
            <text:p>Suppression de tous les articles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8">
          <table:table-cell office:value-type="string" table:style-name="ce14">
            <text:p>3.3.1</text:p>
          </table:table-cell>
          <table:table-cell office:value-type="string" table:style-name="ce15">
            <text:p>Clic sur le bouton « Annuler et vider le panier »</text:p>
          </table:table-cell>
          <table:table-cell office:value-type="string" table:style-name="ce15">
            <text:p>- Le panier est complètement vidé</text:p>
            <text:p>- L’utilisateur est redirigé sur la page d’accueil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4</text:p>
          </table:table-cell>
          <table:table-cell office:value-type="string" table:style-name="ce11">
            <text:p>Passer la commande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12">
          <table:table-cell office:value-type="string" table:style-name="ce14">
            <text:p>3.4.1</text:p>
          </table:table-cell>
          <table:table-cell office:value-type="string" table:style-name="ce15">
            <text:p>Clic sur le bouton « Passer la commande » quand :</text:p>
            <text:p>- il y a des produits dans le panier</text:p>
            <text:p>- les coordonnées entrées par l’utilisateur sont correctes</text:p>
          </table:table-cell>
          <table:table-cell office:value-type="string" table:style-name="ce15">
            <text:p>- Affichage de la page de confirmation de commande</text:p>
            <text:p>- Le panier est vidé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8">
          <table:table-cell office:value-type="string" table:style-name="ce14">
            <text:p>3.4.2</text:p>
          </table:table-cell>
          <table:table-cell office:value-type="string" table:style-name="ce15">
            <text:p>Clic sur le bouton « Passer la commande » quand :</text:p>
            <text:p>- il n’y a pas de produits dans le panier</text:p>
          </table:table-cell>
          <table:table-cell office:value-type="string" table:style-name="ce15">
            <text:p>Bouton et formulaire désactivé, clic impossibl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7">
          <table:table-cell office:value-type="string" table:style-name="ce14">
            <text:p>3.4.3</text:p>
          </table:table-cell>
          <table:table-cell office:value-type="string" table:style-name="ce15">
            <text:p>Clic sur le bouton « Passer la commande » quand :</text:p>
            <text:p>- il y a des produits dans le panier</text:p>
            <text:p>- les coordonnées entrées par l’utilisateur sont incorrectes (un champ manquant, ou email ne respecte pas le test regex)</text:p>
          </table:table-cell>
          <table:table-cell office:value-type="string" table:style-name="ce15">
            <text:p>le champs mis en erreur devient rouge, commande impossible a valider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5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1</text:p>
          </table:table-cell>
          <table:table-cell office:value-type="string" table:style-name="ce15">
            <text:p><text:span text:style-name="T2">Au chargement de la page, s</text:span>i le panier est vide,</text:p>
          </table:table-cell>
          <table:table-cell office:value-type="string" table:style-name="ce15">
            <text:p>Le logo de panier est affiché sans pastille color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2</text:p>
          </table:table-cell>
          <table:table-cell office:value-type="string" table:style-name="ce15">
            <text:p>Clic sur le logo Orinoco</text:p>
          </table:table-cell>
          <table:table-cell office:value-type="string" table:style-name="ce15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3</text:p>
          </table:table-cell>
          <table:table-cell office:value-type="string" table:style-name="ce15">
            <text:p>Clic sur le logo du panier</text:p>
          </table:table-cell>
          <table:table-cell office:value-type="string" table:style-name="ce15">
            <text:p>Page de la finalisation de commande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6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6.2</text:p>
          </table:table-cell>
          <table:table-cell office:value-type="string" table:style-name="ce15">
            <text:p>Clic sur les liens du footer</text:p>
          </table:table-cell>
          <table:table-cell office:value-type="string" table:style-name="ce15">
            <text:p>Lien CGV non fonctionnel dans ce premier MVP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9">
            <text:p>4</text:p>
          </table:table-cell>
          <table:table-cell office:value-type="string" table:number-columns-spanned="3" table:number-rows-spanned="1" table:style-name="ce24">
            <text:p>Page de confirmation de commande : confirmation.html</text:p>
          </table:table-cell>
          <table:covered-table-cell table:number-columns-repeated="2"/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4.1</text:p>
          </table:table-cell>
          <table:table-cell office:value-type="string" table:style-name="ce11">
            <text:p>Ouverture de la page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13">
          <table:table-cell office:value-type="string" table:style-name="ce14">
            <text:p>4.1.1</text:p>
          </table:table-cell>
          <table:table-cell office:value-type="string" table:style-name="ce15">
            <text:p>Ouverture de la page après une commande</text:p>
          </table:table-cell>
          <table:table-cell office:value-type="string" table:style-name="ce15">
            <text:p>- La page de confirmation de commande est affichée</text:p>
            <text:p>- Les informations personnalisées sont affichées :</text:p>
            <text:p>- Message de remerciement avec le prénom de l’utilisateur</text:p>
            <text:p>- Le montant total de la commande</text:p>
            <text:p>- Le numéro de command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4.2</text:p>
          </table:table-cell>
          <table:table-cell office:value-type="string" table:style-name="ce11">
            <text:p>Éléments cliquables</text:p>
          </table:table-cell>
          <table:table-cell table:style-name="ce11"/>
          <table:table-cell table:style-name="ce18"/>
          <table:table-cell table:number-columns-repeated="16380" table:style-name="ce19"/>
        </table:table-row>
        <table:table-row table:style-name="ro4">
          <table:table-cell office:value-type="string" table:style-name="ce14">
            <text:p>4.2.1</text:p>
          </table:table-cell>
          <table:table-cell office:value-type="string" table:style-name="ce15">
            <text:p>Clic sur le bouton « retour à l’accueil »</text:p>
          </table:table-cell>
          <table:table-cell office:value-type="string" table:style-name="ce15">
            <text:p>La page d’accueil est affich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5</text:p>
          </table:table-cell>
          <table:table-cell office:value-type="string" table:style-name="ce11">
            <text:p>Header</text:p>
          </table:table-cell>
          <table:table-cell table:style-name="ce11"/>
          <table:table-cell table:style-name="ce12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1</text:p>
          </table:table-cell>
          <table:table-cell office:value-type="string" table:style-name="ce15">
            <text:p>Au chargement de la page, le panier est forcément vide</text:p>
          </table:table-cell>
          <table:table-cell office:value-type="string" table:style-name="ce15">
            <text:p>Le logo de panier est affiché sans pastille color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3</text:p>
          </table:table-cell>
          <table:table-cell office:value-type="string" table:style-name="ce15">
            <text:p>Clic sur le logo Orinoco</text:p>
          </table:table-cell>
          <table:table-cell office:value-type="string" table:style-name="ce15">
            <text:p>Page d’accueil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5.4</text:p>
          </table:table-cell>
          <table:table-cell office:value-type="string" table:style-name="ce15">
            <text:p>Clic sur le logo du panier</text:p>
          </table:table-cell>
          <table:table-cell office:value-type="string" table:style-name="ce15">
            <text:p>Page de la finalisation de commande est chargée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style-name="ro9">
          <table:table-cell office:value-type="string" table:style-name="ce10">
            <text:p>3.6</text:p>
          </table:table-cell>
          <table:table-cell office:value-type="string" table:style-name="ce11">
            <text:p>Footer</text:p>
          </table:table-cell>
          <table:table-cell table:style-name="ce11"/>
          <table:table-cell table:style-name="ce18"/>
          <table:table-cell table:number-columns-repeated="1020" table:style-name="ce17"/>
          <table:table-cell table:number-columns-repeated="15360" table:style-name="ce1"/>
        </table:table-row>
        <table:table-row table:style-name="ro4">
          <table:table-cell office:value-type="string" table:style-name="ce14">
            <text:p>3.6.2</text:p>
          </table:table-cell>
          <table:table-cell office:value-type="string" table:style-name="ce15">
            <text:p>Clic sur les liens du footer</text:p>
          </table:table-cell>
          <table:table-cell office:value-type="string" table:style-name="ce15">
            <text:p>Liens CGV non fonctionnels dans ce premier MVP</text:p>
          </table:table-cell>
          <table:table-cell office:value-type="string" table:style-name="ce16">
            <text:p>ok</text:p>
          </table:table-cell>
          <table:table-cell table:number-columns-repeated="1020" table:style-name="ce17"/>
          <table:table-cell table:number-columns-repeated="15360" table:style-name="ce1"/>
        </table:table-row>
        <table:table-row table:number-rows-repeated="5" table:style-name="ro4">
          <table:table-cell table:style-name="ce20"/>
          <table:table-cell table:number-columns-repeated="2" table:style-name="ce17"/>
          <table:table-cell table:style-name="ce4"/>
          <table:table-cell table:number-columns-repeated="1020" table:style-name="ce17"/>
          <table:table-cell table:number-columns-repeated="15360"/>
        </table:table-row>
        <table:table-row table:number-rows-repeated="17" table:style-name="ro4">
          <table:table-cell table:number-columns-repeated="16384"/>
        </table:table-row>
        <table:table-row table:number-rows-repeated="1048495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creator>Jonathan Palacios</dc:creator>
    <meta:creation-date>2020-07-16T10:44:30Z</meta:creation-date>
    <dc:date>2021-08-25T15:57:43Z</dc:date>
    <meta:editing-cycles>4</meta:editing-cycles>
    <meta:editing-duration>PT1200S</meta:editing-duration>
  </office:meta>
</office:document-meta>
</file>